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_1</text:p>
          </table:table-cell>
          <table:table-cell office:value-type="string" calcext:value-type="string">
            <text:p>A_3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2]/[.B2]" office:value-type="string" office:string-value="" calcext:value-type="error">
            <text:p>#ДЕЛ/0!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3]/[.B3]" office:value-type="string" office:string-value="" calcext:value-type="error">
            <text:p>#ДЕЛ/0!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4]/[.B4]"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5]/[.B5]" office:value-type="float" office:value="1.2" calcext:value-type="float">
            <text:p>1,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6]/[.B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A7]/[.B7]" office:value-type="float" office:value="0.875" calcext:value-type="float">
            <text:p>0,8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A8]/[.B8]"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[.A9]/[.B9]" office:value-type="float" office:value="0.363636363636364" calcext:value-type="float">
            <text:p>0,3636363636363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[.A10]/[.B10]" office:value-type="float" office:value="0.272727272727273" calcext:value-type="float">
            <text:p>0,2727272727272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[.A11]/[.B11]"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[.A12]/[.B12]"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A13]/[.B13]" office:value-type="float" office:value="0.0714285714285714" calcext:value-type="float">
            <text:p>0,07142857142857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A14]/[.B14]" office:value-type="float" office:value="0.0714285714285714" calcext:value-type="float">
            <text:p>0,07142857142857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[.A15]/[.B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A16]/[.B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A17]/[.B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A18]/[.B18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17:19:31.954661501</meta:creation-date>
    <dc:date>2023-03-27T17:30:42.652167867</dc:date>
    <meta:editing-duration>PT11M11S</meta:editing-duration>
    <meta:editing-cycles>1</meta:editing-cycles>
    <meta:document-statistic meta:table-count="1" meta:cell-count="54" meta:object-count="0"/>
    <meta:generator>LibreOffice/7.4.6.2$Linux_X86_64 LibreOffice_project/40$Build-2</meta:generator>
  </office:meta>
</office:document-meta>
</file>